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756cm" svg:height="8.3cm" svg:x="0.2cm" svg:y="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7-25T16:20:19.527993984</dc:date>
    <meta:editing-duration>PT6M5S</meta:editing-duration>
    <meta:editing-cycles>24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interval-major="0.5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757cm" svg:height="8.301cm" xlink:href="." xlink:type="simple" chart:class="chart:scatter" chart:style-name="ch1">
        <chart:plot-area chart:style-name="ch2" chart:data-source-has-labels="both" svg:x="0.295cm" svg:y="0.166cm" svg:width="14.167cm" svg:height="7.969cm">
          <chart:coordinate-region svg:x="0.837cm" svg:y="0.365cm" svg:width="13.531cm" svg:height="7.571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70710678118655">
                <text:p>2.707106781186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.4853855196938">
                <text:p>2.4853855196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.18474058942512">
                <text:p>2.18474058942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82074021674288">
                <text:p>1.82074021674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41077679873505">
                <text:p>1.41077679873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973060483385296">
                <text:p>0.9730604833852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525594016940583">
                <text:p>0.5255940169405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0851913949715068">
                <text:p>0.0851913949715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333400384017236">
                <text:p>-0.3334003840172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718224089907862">
                <text:p>-0.7182240899078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.0606373574703">
                <text:p>-1.06063735747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1.35561068192681">
                <text:p>-1.355610681926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1.60178345378775">
                <text:p>-1.601783453787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.80127861224092">
                <text:p>-1.801278612240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.95929183439195">
                <text:p>-1.959291834391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2.08348544816507">
                <text:p>-2.083485448165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2.1832295613767">
                <text:p>-2.18322956137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2.2687424646917">
                <text:p>-2.26874246469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2.35018859139394">
                <text:p>-2.350188591393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2.43679481263377">
                <text:p>-2.436794812633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2.53604445893647">
                <text:p>-2.536044458936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2.65300327819284">
                <text:p>-2.653003278192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2.78982289729902">
                <text:p>-2.789822897299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2.94545579770895">
                <text:p>-2.945455797708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3.11560207693949">
                <text:p>-3.115602076939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3.29289321881345">
                <text:p>-3.292893218813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3.46730268819306">
                <text:p>-3.46730268819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3.62675837734666">
                <text:p>-3.626758377346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3.75791869858663">
                <text:p>-3.757918698586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3.84706328152813">
                <text:p>-3.847063281528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3.88104148286439">
                <text:p>-3.881041482864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3.84821774758789">
                <text:p>-3.848217747587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3.73935254352063">
                <text:p>-3.739352543520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3.54836115389121">
                <text:p>-3.548361153891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3.2728998392983">
                <text:p>-3.27289983929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2.91473932371998">
                <text:p>-2.914739323719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2.47989856944116">
                <text:p>-2.479898569441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97852657096363">
                <text:p>-1.978526570963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42453549506504">
                <text:p>-1.424535495065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835003946877609">
                <text:p>-0.8350039468776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229383481915389">
                <text:p>-0.2293834819153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371446188013729">
                <text:p>0.3714461880137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946218305182277">
                <text:p>0.9462183051822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.4743553470982">
                <text:p>1.47435534709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.93701695189469">
                <text:p>1.937016951894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2.31805750731321">
                <text:p>2.318057507313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2.60483680207034">
                <text:p>2.604836802070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2.78883601803049">
                <text:p>2.788836018030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2.86604316906284">
                <text:p>2.86604316906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2.83708613094738">
                <text:p>2.837086130947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.70710678118655">
                <text:p>2.707106781186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2.48538551969381">
                <text:p>2.485385519693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2.18474058942512">
                <text:p>2.184740589425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82074021674288">
                <text:p>1.820740216742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41077679873505">
                <text:p>1.410776798735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973060483385294">
                <text:p>0.9730604833852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525594016940579">
                <text:p>0.5255940169405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0851913949715106">
                <text:p>0.08519139497151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333400384017234">
                <text:p>-0.3334003840172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718224089907861">
                <text:p>-0.7182240899078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06063735747029">
                <text:p>-1.060637357470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35561068192681">
                <text:p>-1.355610681926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60178345378775">
                <text:p>-1.601783453787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80127861224092">
                <text:p>-1.801278612240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95929183439195">
                <text:p>-1.959291834391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2.08348544816507">
                <text:p>-2.083485448165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2.1832295613767">
                <text:p>-2.18322956137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2.2687424646917">
                <text:p>-2.26874246469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2.35018859139394">
                <text:p>-2.350188591393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2.43679481263377">
                <text:p>-2.436794812633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2.53604445893647">
                <text:p>-2.536044458936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2.65300327819284">
                <text:p>-2.653003278192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2.78982289729902">
                <text:p>-2.789822897299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2.94545579770895">
                <text:p>-2.945455797708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3.11560207693949">
                <text:p>-3.115602076939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3.29289321881345">
                <text:p>-3.292893218813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3.46730268819306">
                <text:p>-3.467302688193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3.62675837734666">
                <text:p>-3.626758377346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3.75791869858663">
                <text:p>-3.757918698586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3.84706328152813">
                <text:p>-3.847063281528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3.88104148286439">
                <text:p>-3.881041482864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3.84821774758789">
                <text:p>-3.848217747587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3.73935254352063">
                <text:p>-3.739352543520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3.54836115389122">
                <text:p>-3.548361153891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3.2728998392983">
                <text:p>-3.27289983929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2.91473932371998">
                <text:p>-2.914739323719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2.47989856944116">
                <text:p>-2.479898569441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97852657096363">
                <text:p>-1.978526570963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42453549506504">
                <text:p>-1.424535495065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835003946877605">
                <text:p>-0.8350039468776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22938348191539">
                <text:p>-0.229383481915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371446188013736">
                <text:p>0.3714461880137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946218305182282">
                <text:p>0.9462183051822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4743553470982">
                <text:p>1.47435534709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93701695189469">
                <text:p>1.937016951894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2.31805750731321">
                <text:p>2.318057507313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2.60483680207034">
                <text:p>2.604836802070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2.78883601803049">
                <text:p>2.788836018030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2.86604316906284">
                <text:p>2.866043169062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2.83708613094738">
                <text:p>2.837086130947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.70710678118655">
                <text:p>2.707106781186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